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áfico" table:style-name="ta1">
        <table:shapes>
          <draw:frame draw:z-index="0" draw:style-name="gr1" draw:text-style-name="P1" svg:width="292.07mm" svg:height="90.03mm" svg:x="0mm" svg:y="0mm">
            <loext:p draw:notify-on-update-of-ranges="Dados.A2:Dados.A101 Dados.B1:Dados.B1 Dados.B2:Dados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dos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cao</text:p>
          </table:table-cell>
          <table:table-cell office:value-type="string" calcext:value-type="string">
            <text:p>quantidade de element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22:46:54.5811903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22:48:57.552740630</dc:date>
    <meta:editing-duration>PT7M44S</meta:editing-duration>
    <meta:editing-cycles>4</meta:editing-cycles>
    <meta:generator>LibreOffice/5.1.6.2$Linux_X86_64 LibreOffice_project/10m0$Build-2</meta:generator>
    <meta:document-statistic meta:table-count="2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08cm" svg:height="9.004cm" xlink:href=".." xlink:type="simple" chart:class="chart:line" chart:style-name="ch1">
        <chart:title svg:x="9.414cm" svg:y="0.316cm" chart:style-name="ch2">
          <text:p>Gráfico da Tabela Hash com acumulação polinomial</text:p>
        </chart:title>
        <chart:legend chart:legend-position="end" svg:x="24.028cm" svg:y="4.203cm" style:legend-expansion="high" chart:style-name="ch3"/>
        <chart:plot-area chart:style-name="ch4" table:cell-range-address="Dados.A2:Dados.B101 Dados.B1:Dados.B1" chart:data-source-has-labels="both" svg:x="1.595cm" svg:y="1.275cm" svg:width="21.849cm" svg:height="6.568cm">
          <chartooo:coordinate-region svg:x="2.216cm" svg:y="1.474cm" svg:width="21.089cm" svg:height="5.577cm"/>
          <chart:axis chart:dimension="x" chart:name="primary-x" chart:style-name="ch5" chartooo:axis-type="auto">
            <chartooo:date-scale/>
            <chart:title svg:x="11.245cm" svg:y="8.023cm" chart:style-name="ch6">
              <text:p>Posição do Vetor</text:p>
            </chart:title>
            <chart:categories table:cell-range-address="Dados.A2:Dados.A101"/>
          </chart:axis>
          <chart:axis chart:dimension="y" chart:name="primary-y" chart:style-name="ch5">
            <chart:title svg:x="0.451cm" svg:y="6.23cm" chart:style-name="ch7">
              <text:p>Número de Elementos</text:p>
            </chart:title>
            <chart:grid chart:style-name="ch8" chart:class="major"/>
          </chart:axis>
          <chart:series chart:style-name="ch9" chart:values-cell-range-address="Dados.B2:Dados.B101" chart:label-cell-address="Dados.B1:Dados.B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 de elementos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dos.A2:Dados.A101</svg:desc>
                </draw:g>
              </table:table-cell>
              <table:table-cell office:value-type="float" office:value="11">
                <text:p>11</text:p>
                <draw:g>
                  <svg:desc>Dados.B2:Dados.B1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